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s" fo:country="AR" style:text-underline-style="solid" style:text-underline-width="auto" style:text-underline-color="font-color" fo:font-weight="bold" officeooo:rsid="0007a9a9" officeooo:paragraph-rsid="0007a9a9" style:font-weight-asian="bold" style:font-weight-complex="bold"/>
    </style:style>
    <style:style style:name="P2" style:family="paragraph" style:parent-style-name="Standard">
      <style:text-properties fo:language="es" fo:country="AR" style:text-underline-style="solid" style:text-underline-width="auto" style:text-underline-color="font-color" officeooo:rsid="0009c12f" officeooo:paragraph-rsid="0009c12f"/>
    </style:style>
    <style:style style:name="P3" style:family="paragraph" style:parent-style-name="Standard">
      <style:text-properties fo:language="es" fo:country="AR" officeooo:rsid="0007a9a9" officeooo:paragraph-rsid="0007a9a9"/>
    </style:style>
    <style:style style:name="P4" style:family="paragraph" style:parent-style-name="Standard" style:list-style-name="L1">
      <style:text-properties fo:language="es" fo:country="AR" officeooo:rsid="0009c12f" officeooo:paragraph-rsid="0009c12f"/>
    </style:style>
    <style:style style:name="P5" style:family="paragraph" style:parent-style-name="Standard">
      <style:text-properties fo:language="es" fo:country="AR" officeooo:rsid="0009c12f" officeooo:paragraph-rsid="0009c12f"/>
    </style:style>
    <style:style style:name="P6" style:family="paragraph" style:parent-style-name="Standard">
      <style:text-properties fo:language="es" fo:country="AR" officeooo:rsid="000d908a" officeooo:paragraph-rsid="000d908a"/>
    </style:style>
    <style:style style:name="P7" style:family="paragraph" style:parent-style-name="Standard">
      <style:text-properties fo:language="es" fo:country="AR" officeooo:rsid="000df743" officeooo:paragraph-rsid="000df743"/>
    </style:style>
    <style:style style:name="P8" style:family="paragraph" style:parent-style-name="Standard" style:list-style-name="L2">
      <style:text-properties fo:language="es" fo:country="AR" officeooo:rsid="000f480d" officeooo:paragraph-rsid="000f480d"/>
    </style:style>
    <style:style style:name="P9" style:family="paragraph" style:parent-style-name="Standard" style:list-style-name="L2">
      <style:text-properties fo:language="es" fo:country="AR" officeooo:rsid="00103a8c" officeooo:paragraph-rsid="00103a8c"/>
    </style:style>
    <style:style style:name="P10" style:family="paragraph" style:parent-style-name="Standard">
      <style:text-properties fo:language="es" fo:country="AR" officeooo:rsid="00103a8c" officeooo:paragraph-rsid="00103a8c"/>
    </style:style>
    <style:style style:name="P11" style:family="paragraph" style:parent-style-name="Standard" style:list-style-name="L3">
      <style:text-properties fo:language="es" fo:country="AR" officeooo:rsid="00103a8c" officeooo:paragraph-rsid="00103a8c"/>
    </style:style>
    <style:style style:name="T1" style:family="text">
      <style:text-properties officeooo:rsid="000f480d"/>
    </style:style>
    <style:style style:name="T2" style:family="text">
      <style:text-properties officeooo:rsid="00103a8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s Lexico</text:p>
      <text:p text:style-name="P3"/>
      <text:p text:style-name="P3">Analizar que todos los caracteres que nosotros escribimos pertecezcan a un alfabeto que hemos definido.</text:p>
      <text:p text:style-name="P3"/>
      <text:p text:style-name="P2">Caracteristicas</text:p>
      <text:p text:style-name="P2"/>
      <text:list xml:id="list970073136" text:style-name="L1">
        <text:list-item>
          <text:p text:style-name="P4">Primera fase (puede ser de un compilador)</text:p>
        </text:list-item>
        <text:list-item>
          <text:p text:style-name="P4">Lee el texto fuente (elimina caracteres adicionales)(espacios en blanco o comentarios que no son necesarios para su funcionamiento)</text:p>
        </text:list-item>
        <text:list-item>
          <text:p text:style-name="P4">Envia mensajes de error</text:p>
        </text:list-item>
      </text:list>
      <text:p text:style-name="P5"/>
      <text:p text:style-name="P6">Token lexico: secuecia de caracteres que representa una unidad de informacion</text:p>
      <text:p text:style-name="P6">Patron:</text:p>
      <text:p text:style-name="P6"/>
      <text:p text:style-name="P6"/>
      <text:p text:style-name="P6"/>
      <text:p text:style-name="P7">Alfabeto: cualquier conjunto de caracteres</text:p>
      <text:p text:style-name="P7"/>
      <text:p text:style-name="P7">Cadena: secuencia de simbolos tomados de un alfabeto.</text:p>
      <text:p text:style-name="P7"><text:tab/><text:span text:style-name="T1">Partes de un cadena:</text:span></text:p>
      <text:list xml:id="list2410187412" text:style-name="L2">
        <text:list-item>
          <text:p text:style-name="P8">Prefijo: lo que esta adelante de la cadena.</text:p>
        </text:list-item>
        <text:list-item>
          <text:p text:style-name="P8">Sufijo: lo que esta a lo ultimo de la cadena.</text:p>
        </text:list-item>
        <text:list-item>
          <text:p text:style-name="P9">Subcadena…</text:p>
        </text:list-item>
      </text:list>
      <text:p text:style-name="P10"/>
      <text:p text:style-name="P7"/>
      <text:p text:style-name="P7">Lenguaje: cualquier conjunto de cadenas de un alfabeto fijo</text:p>
      <text:p text:style-name="P7"><text:tab/><text:span text:style-name="T2">Operaciones aplicadas:</text:span></text:p>
      <text:list xml:id="list2182178609" text:style-name="L3">
        <text:list-item>
          <text:p text:style-name="P11">LUD: conjunto de letras y digitos</text:p>
        </text:list-item>
        <text:list-item>
          <text:p text:style-name="P11">LD: conjunto de letra seguido de un digito</text:p>
        </text:list-item>
        <text:list-item>
          <text:p text:style-name="P11">L3: conjunto de cadenas de 3 letras.</text:p>
        </text:list-item>
        <text:list-item>
          <text:p text:style-name="P11"/>
        </text:list-item>
      </text:list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1T15:08:39.246454194</meta:creation-date>
    <meta:generator>LibreOffice/6.4.7.2$Linux_X86_64 LibreOffice_project/40$Build-2</meta:generator>
    <dc:date>2022-04-12T08:30:58.765181601</dc:date>
    <meta:editing-duration>PT17H12M8S</meta:editing-duration>
    <meta:editing-cycles>9</meta:editing-cycles>
    <meta:document-statistic meta:table-count="0" meta:image-count="0" meta:object-count="0" meta:page-count="1" meta:paragraph-count="20" meta:word-count="137" meta:character-count="829" meta:non-whitespace-character-count="719"/>
  </office:meta>
</office:document-meta>
</file>